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ac6f" officeooo:paragraph-rsid="0016ac6f"/>
    </style:style>
    <style:style style:name="P2" style:family="paragraph" style:parent-style-name="Standard">
      <style:text-properties officeooo:rsid="0016ac6f" officeooo:paragraph-rsid="00179311"/>
    </style:style>
    <style:style style:name="P3" style:family="paragraph" style:parent-style-name="Standard">
      <style:text-properties fo:color="#000000" officeooo:rsid="0016ac6f" officeooo:paragraph-rsid="0016ac6f"/>
    </style:style>
    <style:style style:name="P4" style:family="paragraph" style:parent-style-name="Standard">
      <style:text-properties fo:color="#000000" officeooo:rsid="0016ac6f" officeooo:paragraph-rsid="00179311"/>
    </style:style>
    <style:style style:name="T1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der Dojo Potsdam: </text:span><text:a xlink:type="simple" xlink:href="http://tinyurl.com/coder-dojo-potsdam" text:style-name="Internet_20_link" text:visited-style-name="Visited_20_Internet_20_Link">http://tinyurl.com/coder-dojo-potsdam</text:a><text:span text:style-name="T1"> (alle 2 Wochen am Samstag)</text:span></text:p>
      <text:p text:style-name="P1"><text:span text:style-name="T1">Übersichtsseite zum Programmierenanfangen: </text:span><text:a xlink:type="simple" xlink:href="http://jugendprogrammiert.weebly.com/" text:style-name="Internet_20_link" text:visited-style-name="Visited_20_Internet_20_Link">http://jugendprogrammiert.weebly.com</text:a></text:p>
      <text:p text:style-name="P1"><text:span text:style-name="T1">OpenTechSchool: </text:span><text:a xlink:type="simple" xlink:href="http://www.opentechschool.org/" text:style-name="Internet_20_link" text:visited-style-name="Visited_20_Internet_20_Link">http://www.opentechschool.org/</text:a><text:span text:style-name="T1"> (wöchentlich)</text:span></text:p>
      <text:p text:style-name="P1"><text:span text:style-name="T1">Coder Dojo Berlin: </text:span><text:a xlink:type="simple" xlink:href="http://zen.coderdojo.com/dojo/522" text:style-name="Internet_20_link" text:visited-style-name="Visited_20_Internet_20_Link">http://zen.coderdojo.com/dojo/522</text:a><text:span text:style-name="T1"> (der 2. Samstag in Monat)</text:span></text:p>
      <text:p text:style-name="P3"/>
      <text:p text:style-name="P2"><text:span text:style-name="T1">Coder Dojo Potsdam: </text:span><text:a xlink:type="simple" xlink:href="http://tinyurl.com/coder-dojo-potsdam" text:style-name="Internet_20_link" text:visited-style-name="Visited_20_Internet_20_Link">http://tinyurl.com/coder-dojo-potsdam</text:a><text:span text:style-name="T1"> (alle 2 Wochen am Samstag)</text:span></text:p>
      <text:p text:style-name="P2"><text:span text:style-name="T1">Übersichtsseite zum Programmierenanfangen: </text:span><text:a xlink:type="simple" xlink:href="http://jugendprogrammiert.weebly.com/" text:style-name="Internet_20_link" text:visited-style-name="Visited_20_Internet_20_Link">http://jugendprogrammiert.weebly.com</text:a></text:p>
      <text:p text:style-name="P2"><text:span text:style-name="T1">OpenTechSchool: </text:span><text:a xlink:type="simple" xlink:href="http://www.opentechschool.org/" text:style-name="Internet_20_link" text:visited-style-name="Visited_20_Internet_20_Link">http://www.opentechschool.org/</text:a><text:span text:style-name="T1"> (wöchentlich)</text:span></text:p>
      <text:p text:style-name="P2"><text:span text:style-name="T1">Coder Dojo Berlin: </text:span><text:a xlink:type="simple" xlink:href="http://zen.coderdojo.com/dojo/522" text:style-name="Internet_20_link" text:visited-style-name="Visited_20_Internet_20_Link">http://zen.coderdojo.com/dojo/522</text:a><text:span text:style-name="T1"> (der 2. Samstag in Monat)</text:span></text:p>
      <text:p text:style-name="P4"/>
      <text:p text:style-name="P2"><text:span text:style-name="T1">Coder Dojo Potsdam: </text:span><text:a xlink:type="simple" xlink:href="http://tinyurl.com/coder-dojo-potsdam" text:style-name="Internet_20_link" text:visited-style-name="Visited_20_Internet_20_Link">http://tinyurl.com/coder-dojo-potsdam</text:a><text:span text:style-name="T1"> (alle 2 Wochen am Samstag)</text:span></text:p>
      <text:p text:style-name="P2"><text:span text:style-name="T1">Übersichtsseite zum Programmierenanfangen: </text:span><text:a xlink:type="simple" xlink:href="http://jugendprogrammiert.weebly.com/" text:style-name="Internet_20_link" text:visited-style-name="Visited_20_Internet_20_Link">http://jugendprogrammiert.weebly.com</text:a></text:p>
      <text:p text:style-name="P2"><text:span text:style-name="T1">OpenTechSchool: </text:span><text:a xlink:type="simple" xlink:href="http://www.opentechschool.org/" text:style-name="Internet_20_link" text:visited-style-name="Visited_20_Internet_20_Link">http://www.opentechschool.org/</text:a><text:span text:style-name="T1"> (wöchentlich)</text:span></text:p>
      <text:p text:style-name="P2"><text:span text:style-name="T1">Coder Dojo Berlin: </text:span><text:a xlink:type="simple" xlink:href="http://zen.coderdojo.com/dojo/522" text:style-name="Internet_20_link" text:visited-style-name="Visited_20_Internet_20_Link">http://zen.coderdojo.com/dojo/522</text:a><text:span text:style-name="T1"> (der 2. Samstag in Monat)</text:span></text:p>
      <text:p text:style-name="P4"/>
      <text:p text:style-name="P2"><text:span text:style-name="T1">Coder Dojo Potsdam: </text:span><text:a xlink:type="simple" xlink:href="http://tinyurl.com/coder-dojo-potsdam" text:style-name="Internet_20_link" text:visited-style-name="Visited_20_Internet_20_Link">http://tinyurl.com/coder-dojo-potsdam</text:a><text:span text:style-name="T1"> (alle 2 Wochen am Samstag)</text:span></text:p>
      <text:p text:style-name="P2"><text:span text:style-name="T1">Übersichtsseite zum Programmierenanfangen: </text:span><text:a xlink:type="simple" xlink:href="http://jugendprogrammiert.weebly.com/" text:style-name="Internet_20_link" text:visited-style-name="Visited_20_Internet_20_Link">http://jugendprogrammiert.weebly.com</text:a></text:p>
      <text:p text:style-name="P2"><text:span text:style-name="T1">OpenTechSchool: </text:span><text:a xlink:type="simple" xlink:href="http://www.opentechschool.org/" text:style-name="Internet_20_link" text:visited-style-name="Visited_20_Internet_20_Link">http://www.opentechschool.org/</text:a><text:span text:style-name="T1"> (wöchentlich)</text:span></text:p>
      <text:p text:style-name="P2"><text:span text:style-name="T1">Coder Dojo Berlin: </text:span><text:a xlink:type="simple" xlink:href="http://zen.coderdojo.com/dojo/522" text:style-name="Internet_20_link" text:visited-style-name="Visited_20_Internet_20_Link">http://zen.coderdojo.com/dojo/522</text:a><text:span text:style-name="T1"> (der 2. Samstag in Monat)</text:span></text:p>
      <text:p text:style-name="P4"/>
      <text:p text:style-name="P2"><text:span text:style-name="T1">Coder Dojo Potsdam: </text:span><text:a xlink:type="simple" xlink:href="http://tinyurl.com/coder-dojo-potsdam" text:style-name="Internet_20_link" text:visited-style-name="Visited_20_Internet_20_Link">http://tinyurl.com/coder-dojo-potsdam</text:a><text:span text:style-name="T1"> (alle 2 Wochen am Samstag)</text:span></text:p>
      <text:p text:style-name="P2"><text:span text:style-name="T1">Übersichtsseite zum Programmierenanfangen: </text:span><text:a xlink:type="simple" xlink:href="http://jugendprogrammiert.weebly.com/" text:style-name="Internet_20_link" text:visited-style-name="Visited_20_Internet_20_Link">http://jugendprogrammiert.weebly.com</text:a></text:p>
      <text:p text:style-name="P2"><text:span text:style-name="T1">OpenTechSchool: </text:span><text:a xlink:type="simple" xlink:href="http://www.opentechschool.org/" text:style-name="Internet_20_link" text:visited-style-name="Visited_20_Internet_20_Link">http://www.opentechschool.org/</text:a><text:span text:style-name="T1"> (wöchentlich)</text:span></text:p>
      <text:p text:style-name="P2"><text:span text:style-name="T1">Coder Dojo Berlin: </text:span><text:a xlink:type="simple" xlink:href="http://zen.coderdojo.com/dojo/522" text:style-name="Internet_20_link" text:visited-style-name="Visited_20_Internet_20_Link">http://zen.coderdojo.com/dojo/522</text:a><text:span text:style-name="T1"> (der 2. Samstag in Monat)</text:span></text:p>
      <text:p text:style-name="P4"/>
      <text:p text:style-name="P2"><text:span text:style-name="T1">Coder Dojo Potsdam: </text:span><text:a xlink:type="simple" xlink:href="http://tinyurl.com/coder-dojo-potsdam" text:style-name="Internet_20_link" text:visited-style-name="Visited_20_Internet_20_Link">http://tinyurl.com/coder-dojo-potsdam</text:a><text:span text:style-name="T1"> (alle 2 Wochen am Samstag)</text:span></text:p>
      <text:p text:style-name="P2"><text:span text:style-name="T1">Übersichtsseite zum Programmierenanfangen: </text:span><text:a xlink:type="simple" xlink:href="http://jugendprogrammiert.weebly.com/" text:style-name="Internet_20_link" text:visited-style-name="Visited_20_Internet_20_Link">http://jugendprogrammiert.weebly.com</text:a></text:p>
      <text:p text:style-name="P2"><text:span text:style-name="T1">OpenTechSchool: </text:span><text:a xlink:type="simple" xlink:href="http://www.opentechschool.org/" text:style-name="Internet_20_link" text:visited-style-name="Visited_20_Internet_20_Link">http://www.opentechschool.org/</text:a><text:span text:style-name="T1"> (wöchentlich)</text:span></text:p>
      <text:p text:style-name="P2"><text:span text:style-name="T1">Coder Dojo Berlin: </text:span><text:a xlink:type="simple" xlink:href="http://zen.coderdojo.com/dojo/522" text:style-name="Internet_20_link" text:visited-style-name="Visited_20_Internet_20_Link">http://zen.coderdojo.com/dojo/522</text:a><text:span text:style-name="T1"> (der 2. Samstag in Monat)</text:span></text:p>
      <text:p text:style-name="P4"/>
      <text:p text:style-name="P2"><text:span text:style-name="T1">Coder Dojo Potsdam: </text:span><text:a xlink:type="simple" xlink:href="http://tinyurl.com/coder-dojo-potsdam" text:style-name="Internet_20_link" text:visited-style-name="Visited_20_Internet_20_Link">http://tinyurl.com/coder-dojo-potsdam</text:a><text:span text:style-name="T1"> (alle 2 Wochen am Samstag)</text:span></text:p>
      <text:p text:style-name="P2"><text:span text:style-name="T1">Übersichtsseite zum Programmierenanfangen: </text:span><text:a xlink:type="simple" xlink:href="http://jugendprogrammiert.weebly.com/" text:style-name="Internet_20_link" text:visited-style-name="Visited_20_Internet_20_Link">http://jugendprogrammiert.weebly.com</text:a></text:p>
      <text:p text:style-name="P2"><text:span text:style-name="T1">OpenTechSchool: </text:span><text:a xlink:type="simple" xlink:href="http://www.opentechschool.org/" text:style-name="Internet_20_link" text:visited-style-name="Visited_20_Internet_20_Link">http://www.opentechschool.org/</text:a><text:span text:style-name="T1"> (wöchentlich)</text:span></text:p>
      <text:p text:style-name="P2"><text:span text:style-name="T1">Coder Dojo Berlin: </text:span><text:a xlink:type="simple" xlink:href="http://zen.coderdojo.com/dojo/522" text:style-name="Internet_20_link" text:visited-style-name="Visited_20_Internet_20_Link">http://zen.coderdojo.com/dojo/522</text:a><text:span text:style-name="T1"> (der 2. Samstag in Monat)</text:span></text:p>
      <text:p text:style-name="P4"/>
      <text:p text:style-name="P2"><text:span text:style-name="T1">Coder Dojo Potsdam: </text:span><text:a xlink:type="simple" xlink:href="http://tinyurl.com/coder-dojo-potsdam" text:style-name="Internet_20_link" text:visited-style-name="Visited_20_Internet_20_Link">http://tinyurl.com/coder-dojo-potsdam</text:a><text:span text:style-name="T1"> (alle 2 Wochen am Samstag)</text:span></text:p>
      <text:p text:style-name="P2"><text:span text:style-name="T1">Übersichtsseite zum Programmierenanfangen: </text:span><text:a xlink:type="simple" xlink:href="http://jugendprogrammiert.weebly.com/" text:style-name="Internet_20_link" text:visited-style-name="Visited_20_Internet_20_Link">http://jugendprogrammiert.weebly.com</text:a></text:p>
      <text:p text:style-name="P2"><text:span text:style-name="T1">OpenTechSchool: </text:span><text:a xlink:type="simple" xlink:href="http://www.opentechschool.org/" text:style-name="Internet_20_link" text:visited-style-name="Visited_20_Internet_20_Link">http://www.opentechschool.org/</text:a><text:span text:style-name="T1"> (wöchentlich)</text:span></text:p>
      <text:p text:style-name="P2"><text:span text:style-name="T1">Coder Dojo Berlin: </text:span><text:a xlink:type="simple" xlink:href="http://zen.coderdojo.com/dojo/522" text:style-name="Internet_20_link" text:visited-style-name="Visited_20_Internet_20_Link">http://zen.coderdojo.com/dojo/522</text:a><text:span text:style-name="T1"> (der 2. Samstag in Monat)</text:span></text:p>
      <text:p text:style-name="P4"/>
      <text:p text:style-name="P2"><text:span text:style-name="T1">Coder Dojo Potsdam: </text:span><text:a xlink:type="simple" xlink:href="http://tinyurl.com/coder-dojo-potsdam" text:style-name="Internet_20_link" text:visited-style-name="Visited_20_Internet_20_Link">http://tinyurl.com/coder-dojo-potsdam</text:a><text:span text:style-name="T1"> (alle 2 Wochen am Samstag)</text:span></text:p>
      <text:p text:style-name="P2"><text:span text:style-name="T1">Übersichtsseite zum Programmierenanfangen: </text:span><text:a xlink:type="simple" xlink:href="http://jugendprogrammiert.weebly.com/" text:style-name="Internet_20_link" text:visited-style-name="Visited_20_Internet_20_Link">http://jugendprogrammiert.weebly.com</text:a></text:p>
      <text:p text:style-name="P2"><text:span text:style-name="T1">OpenTechSchool: </text:span><text:a xlink:type="simple" xlink:href="http://www.opentechschool.org/" text:style-name="Internet_20_link" text:visited-style-name="Visited_20_Internet_20_Link">http://www.opentechschool.org/</text:a><text:span text:style-name="T1"> (wöchentlich)</text:span></text:p>
      <text:p text:style-name="P2"><text:span text:style-name="T1">Coder Dojo Berlin: </text:span><text:a xlink:type="simple" xlink:href="http://zen.coderdojo.com/dojo/522" text:style-name="Internet_20_link" text:visited-style-name="Visited_20_Internet_20_Link">http://zen.coderdojo.com/dojo/522</text:a><text:span text:style-name="T1"> (der 2. Samstag in Monat)</text:span></text:p>
      <text:p text:style-name="P4"/>
      <text:p text:style-name="P2"><text:span text:style-name="T1">Coder Dojo Potsdam: </text:span><text:a xlink:type="simple" xlink:href="http://tinyurl.com/coder-dojo-potsdam" text:style-name="Internet_20_link" text:visited-style-name="Visited_20_Internet_20_Link">http://tinyurl.com/coder-dojo-potsdam</text:a><text:span text:style-name="T1"> (alle 2 Wochen am Samstag)</text:span></text:p>
      <text:p text:style-name="P2"><text:span text:style-name="T1">Übersichtsseite zum Programmierenanfangen: </text:span><text:a xlink:type="simple" xlink:href="http://jugendprogrammiert.weebly.com/" text:style-name="Internet_20_link" text:visited-style-name="Visited_20_Internet_20_Link">http://jugendprogrammiert.weebly.com</text:a></text:p>
      <text:p text:style-name="P2"><text:span text:style-name="T1">OpenTechSchool: </text:span><text:a xlink:type="simple" xlink:href="http://www.opentechschool.org/" text:style-name="Internet_20_link" text:visited-style-name="Visited_20_Internet_20_Link">http://www.opentechschool.org/</text:a><text:span text:style-name="T1"> (wöchentlich)</text:span></text:p>
      <text:p text:style-name="P2"><text:span text:style-name="T1">Coder Dojo Berlin: </text:span><text:a xlink:type="simple" xlink:href="http://zen.coderdojo.com/dojo/522" text:style-name="Internet_20_link" text:visited-style-name="Visited_20_Internet_20_Link">http://zen.coderdojo.com/dojo/522</text:a><text:span text:style-name="T1"> (der 2. Samstag in Monat)</text:span></text:p>
      <text:p text:style-name="P4"/>
      <text:p text:style-name="P2"><text:span text:style-name="T1">Coder Dojo Potsdam: </text:span><text:a xlink:type="simple" xlink:href="http://tinyurl.com/coder-dojo-potsdam" text:style-name="Internet_20_link" text:visited-style-name="Visited_20_Internet_20_Link">http://tinyurl.com/coder-dojo-potsdam</text:a><text:span text:style-name="T1"> (alle 2 Wochen am Samstag)</text:span></text:p>
      <text:p text:style-name="P2"><text:span text:style-name="T1">Übersichtsseite zum Programmierenanfangen: </text:span><text:a xlink:type="simple" xlink:href="http://jugendprogrammiert.weebly.com/" text:style-name="Internet_20_link" text:visited-style-name="Visited_20_Internet_20_Link">http://jugendprogrammiert.weebly.com</text:a></text:p>
      <text:p text:style-name="P2"><text:span text:style-name="T1">OpenTechSchool: </text:span><text:a xlink:type="simple" xlink:href="http://www.opentechschool.org/" text:style-name="Internet_20_link" text:visited-style-name="Visited_20_Internet_20_Link">http://www.opentechschool.org/</text:a><text:span text:style-name="T1"> (wöchentlich)</text:span></text:p>
      <text:p text:style-name="P2"><text:span text:style-name="T1">Coder Dojo Berlin: </text:span><text:a xlink:type="simple" xlink:href="http://zen.coderdojo.com/dojo/522" text:style-name="Internet_20_link" text:visited-style-name="Visited_20_Internet_20_Link">http://zen.coderdojo.com/dojo/522</text:a><text:span text:style-name="T1"> (der 2. Samstag in Monat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208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14:54:21.828000000</meta:creation-date>
    <meta:print-date>2015-05-13T17:32:54.478000000</meta:print-date>
    <dc:date>2015-05-13T17:34:39.268000000</dc:date>
    <meta:editing-duration>PT39M46S</meta:editing-duration>
    <meta:editing-cycles>1</meta:editing-cycles>
    <meta:document-statistic meta:table-count="0" meta:image-count="0" meta:object-count="0" meta:page-count="1" meta:paragraph-count="44" meta:word-count="275" meta:character-count="3311" meta:non-whitespace-character-count="3080"/>
    <meta:generator>LibreOffice/4.4.1.2$Windows_x86 LibreOffice_project/45e2de17089c24a1fa810c8f975a7171ba4cd432</meta:generator>
  </office:meta>
</office:document-meta>
</file>